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fo="urn:oasis:names:tc:opendocument:xmlns:xsl-fo-compatible:1.0" xmlns:grddl="http://www.w3.org/2003/g/data-view#" xmlns:office="urn:oasis:names:tc:opendocument:xmlns:office:1.0" xmlns:style="urn:oasis:names:tc:opendocument:xmlns:style:1.0" xmlns:table="urn:oasis:names:tc:opendocument:xmlns:table:1.0" xmlns:text="urn:oasis:names:tc:opendocument:xmlns:text:1.0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AI 화풍변환 콘텐츠 플랫폼 "ToonStyle AI" 실증 제작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AI 화풍변환 콘텐츠 플랫폼 "ToonStyle AI" 실증 제작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30%</text:span></text:p>
          </table:table-cell>
          <table:table-cell table:style-name="Table-5-4-3" table:number-columns-spanned="4" table:number-rows-spanned="1">
            <text:p text:style-name="Paragraph-92"><text:span text:style-name="p92-1-1">SDXL + LoRA 미세조정 기반 작가별 화풍 학습 엔진(자체 개발). ControlNet·IP-Adapter 통합으로 원본 구조 보존 화풍 변환 AI 파이프라인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SDXL + LoRA 미세조정 기반 작가별 화풍 학습 엔진(자체 개발). ControlNet·IP-Adapter 통합으로 원본 구조 보존 화풍 변환 AI 파이프라인 구축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ToonStyle AI</text:span></text:p>
          </table:table-cell>
          <table:table-cell table:style-name="Table-5-5-4" table:number-columns-spanned="3" table:number-rows-spanned="1">
            <text:p text:style-name="Paragraph-98"><text:span text:style-name="p98-1-1">ToonStyle AI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사진 업로드 → 7080 만화작가 화풍 선택 → AI 변환 결과물 즉시 생성. 웹 기반 SaaS로 일반 사용자·크리에이터·기업이 한국 고유 화풍 콘텐츠를 제작</text:span></text:p>
          </table:table-cell>
          <table:table-cell table:style-name="Table-5-6-2" table:number-columns-spanned="3" table:number-rows-spanned="1">
            <text:p text:style-name="Paragraph-100"><text:span text:style-name="p100-1-1">사진 업로드 → 7080 만화작가 화풍 선택 → AI 변환 결과물 즉시 생성. 웹 기반 SaaS 플랫폼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B2B+B2C 병행 (B2C: SNS 크리에이터·일반 이용자 / B2B: 콘텐츠 제작사·마케팅 에이전시·문화기관)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PoC 완료(이정문·신문수 화백 2인) → 클로즈드 베타(8월) → 오픈 베타 서비스(9월) → 콘텐츠 제작 현장 적용 3건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AI 화풍변환 이미지 콘텐츠 (캐릭터 프로필, SNS 콘텐츠, 굿즈 디자인, 전시 체험용 콘텐츠)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① SNS 크리에이터 협업: 7080 화풍 변환 콘텐츠 시리즈 제작  ② 기업 마케팅: 캐릭터 굿즈·프로필 이미지 제작  ③ 문화기관: 7080 만화 전시·체험 콘텐츠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AI 화풍변환 이미지 10,000건 이상, 실증 콘텐츠 3종, 작가 화풍 모델 5종 이상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SDXL + LoRA 미세조정 기반 작가별 화풍 학습 엔진. ControlNet·IP-Adapter 통합 화풍 변환 파이프라인(자체 개발)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50,000천원</text:span></text:p>
          </table:table-cell>
          <table:table-cell table:style-name="Table-7-2-3" table:number-columns-spanned="1" table:number-rows-spanned="1">
            <text:p text:style-name="Paragraph-128"><text:span text:style-name="p128-1-1">B2C 구독(월 9,900~29,900원) + B2B API 라이선스 + 굿즈 제작. 시드 투자 3~5억원 목표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(확인 필요)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6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300,000천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2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① 특허출원 1건(화풍변환 AI 파이프라인) ② 위즈데이터 IP 라이선싱 계약 1건 ③ 콘텐츠 실증 MOU 2건 ④ 플랫폼 MAU 1,000명 ⑤ 화풍 변환 10,000건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182,000,000</text:span></text:p>
          </table:table-cell>
          <table:table-cell table:style-name="Table-9-2-4" table:number-columns-spanned="1" table:number-rows-spanned="1">
            <text:p text:style-name="Paragraph-158"><text:span text:style-name="p158-1-1">18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2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18,000,000</text:span></text:p>
          </table:table-cell>
          <table:table-cell table:style-name="Table-9-3-4" table:number-columns-spanned="1" table:number-rows-spanned="1">
            <text:p text:style-name="Paragraph-164"><text:span text:style-name="p164-1-1">5,000,000</text:span></text:p>
          </table:table-cell>
          <table:table-cell table:style-name="Table-9-3-5" table:number-columns-spanned="1" table:number-rows-spanned="1">
            <text:p text:style-name="Paragraph-165"><text:span text:style-name="p165-1-1">23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2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주식회사 인튜웍스의 장</text:span></text:p>
          </table:table-cell>
          <table:table-cell table:style-name="Table-10-1-2" table:number-columns-spanned="1" table:number-rows-spanned="1">
            <text:p text:style-name="바탕글"><text:span text:style-name="p191-1-1">박영기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위즈데이터의 장</text:span></text:p>
          </table:table-cell>
          <table:table-cell table:style-name="Table-10-2-2" table:number-columns-spanned="1" table:number-rows-spanned="1">
            <text:p text:style-name="바탕글"><text:span text:style-name="p194-1-1">(확인 필요)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박영기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(확인 필요)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(확인 필요)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2025 AI 바우처 공급기업(과기부), 시장대응형 R&amp;D 상수도관로 AI(중기부 공동기관)</text:span></text:p>
            <text:p text:style-name="Paragraph-229"><text:span text:style-name="p229-1-1">ㅇ2024 디딤돌 창업성장 기술개발(중기부 주관기관), 산학연 Collabo R&amp;D 2단계(주관기관), 데이터바우처 공급기업</text:span></text:p>
            <text:p text:style-name="Paragraph-230"><text:span text:style-name="p230-1-1">ㅇ2023 산학연 Collabo R&amp;D 1단계(주관기관), 창업도약패키지(주관기관), AI융합 지역특화산업(공급기업)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2025 7080 화백 IP 디지털 콘텐츠 사업화 추진</text:span></text:p>
            <text:p text:style-name="Paragraph-267"><text:span text:style-name="p267-1-1">ㅇ2024 이정문·신문수 등 만화작가 IP 라이선싱 계약 확대</text:span></text:p>
            <text:p text:style-name="Paragraph-268"><text:span text:style-name="p268-1-1">ㅇ2023 7080 만화 캐릭터 IP 사업 시작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박영기</text:span></text:p>
          </table:table-cell>
          <table:table-cell table:style-name="Table-16-2-4" table:number-columns-spanned="1" table:number-rows-spanned="1">
            <text:p text:style-name="Paragraph-309"><text:span text:style-name="p309-1-1">대표</text:span></text:p>
          </table:table-cell>
          <table:table-cell table:style-name="Table-16-2-5" table:number-columns-spanned="1" table:number-rows-spanned="1">
            <text:p text:style-name="Paragraph-310"><text:span text:style-name="p310-1-1">인튜웍스 / AI 솔루션 기업 대표</text:span></text:p>
            <text:p text:style-name="Paragraph-311"><text:span text:style-name="p311-1-1">AI 모델 개발 총괄, 과제 관리</text:span></text:p>
          </table:table-cell>
          <table:table-cell table:style-name="Table-16-2-6" table:number-columns-spanned="1" table:number-rows-spanned="1">
            <text:p text:style-name="Paragraph-312"><text:span text:style-name="p312-1-1">50%</text:span></text:p>
          </table:table-cell>
          <table:table-cell table:style-name="Table-16-2-7" table:number-columns-spanned="1" table:number-rows-spanned="1">
            <text:p text:style-name="Paragraph-313"><text:span text:style-name="p313-1-1">7.5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AI 엔진 개발, 기술 리드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책임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사업 관리, 콘텐츠 기획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과학기술정보통신부</text:span></text:p>
          </table:table-cell>
          <table:table-cell table:style-name="Table-18-3-3" table:number-columns-spanned="2" table:number-rows-spanned="1">
            <text:p text:style-name="Paragraph-392"><text:span text:style-name="p392-1-1">AI 바우처 지원사업</text:span></text:p>
          </table:table-cell>
          <table:table-cell table:style-name="Table-18-3-4" table:number-columns-spanned="1" table:number-rows-spanned="1">
            <text:p text:style-name="Paragraph-393"><text:span text:style-name="p393-1-1">산업안전 AI 관제 시스템 공급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2021.4월 ~ 2021.10월</text:span></text:p>
          </table:table-cell>
          <table:table-cell table:style-name="Table-18-4-2" table:number-columns-spanned="1" table:number-rows-spanned="1">
            <text:p text:style-name="Paragraph-396"><text:span text:style-name="p396-1-1">30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산업현장 실시간 AI 안전관리시스템(RASS) — 객체감지, 이상행동 탐지 VMS 솔루션 공급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과학기술정보통신부</text:span></text:p>
          </table:table-cell>
          <table:table-cell table:style-name="Table-18-6-2" table:number-columns-spanned="2" table:number-rows-spanned="1">
            <text:p text:style-name="Paragraph-400"><text:span text:style-name="p400-1-1">AI융합 지역특화산업 지원사업</text:span></text:p>
          </table:table-cell>
          <table:table-cell table:style-name="Table-18-6-3" table:number-columns-spanned="1" table:number-rows-spanned="1">
            <text:p text:style-name="Paragraph-401"><text:span text:style-name="p401-1-1">AI 기술 공급(기업배정 5.76억)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2022.5월 ~ 2023.12월</text:span></text:p>
          </table:table-cell>
          <table:table-cell table:style-name="Table-18-7-2" table:number-columns-spanned="1" table:number-rows-spanned="1">
            <text:p text:style-name="Paragraph-404"><text:span text:style-name="p404-1-1">576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AI융합 지역특화산업 AI 기술 공급기업으로 참여, 컴퓨터비전·데이터 전처리 기술 제공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중소벤처기업부</text:span></text:p>
          </table:table-cell>
          <table:table-cell table:style-name="Table-18-9-2" table:number-columns-spanned="2" table:number-rows-spanned="1">
            <text:p text:style-name="Paragraph-408"><text:span text:style-name="p408-1-1">산학연 Collabo R&amp;D 1단계</text:span></text:p>
          </table:table-cell>
          <table:table-cell table:style-name="Table-18-9-3" table:number-columns-spanned="1" table:number-rows-spanned="1">
            <text:p text:style-name="Paragraph-409"><text:span text:style-name="p409-1-1">AI 기술개발 주관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2023.5월 ~ 2023.12월</text:span></text:p>
          </table:table-cell>
          <table:table-cell table:style-name="Table-18-10-2" table:number-columns-spanned="1" table:number-rows-spanned="1">
            <text:p text:style-name="Paragraph-412"><text:span text:style-name="p412-1-1">3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주관기관으로 AI 기반 기술개발 과제 수행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6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ToonStyle AI PoC — 이정문·신문수 화백 화풍 변환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이정문 화백(51장), 신문수 화백(90장) 원화를 SDXL LoRA로 학습하여 사진→만화풍 변환 PoC 개발. 최적 Denoising Strength 65% 도출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SDXL + LoRA 미세조정으로 작가별 화풍 학습 (dim=32, alpha=16)</text:span></text:p>
            <text:p text:style-name="Paragraph-463"><text:span text:style-name="p463-1-1">‧img2img 파이프라인으로 사진 → 만화풍 변환, SSIM/PSNR 정량 평가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iPipeCheck — 상수도관로 AI 자동진단 시스템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상수도관로 CCTV 영상을 AI로 분석하여 부식·퇴적물·침입수 등 결함 자동 진단. 수자원기술(주) 공동 과제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YOLOv8 기반 결함 탐지 모델 학습·배포</text:span></text:p>
            <text:p text:style-name="Paragraph-499"><text:span text:style-name="p499-1-1">‧ 웹 기반 어노테이션 플랫폼 + 자동 리포트 생성</text:span></text:p>
            <text:p text:style-name="Paragraph-500"><text:span text:style-name="p500-1-1">‧ 관로 CCTV 영상 프레임 추출 → AI 추론 → 등급 판정 파이프라인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1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RASS — 실시간 산업안전 AI 관제 시스템 (AI 바우처)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‧ 산업현장 CCTV 실시간 AI 분석, 이상행동 탐지(낙상·폭력 등), 화상인증 특허(제10-1038706호) 적용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CattleWatch AI — 소 발정탐지 AI 솔루션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‧ YOLOv8 + Object Tracking + Behavior Classification. Jetson AGX Orin 엣지 추론. 승가 감지율 71.4%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AI 화풍변환 콘텐츠 플랫폼 "ToonStyle AI" 실증 제작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ㅇ 7080 만화작가 IP(이정문, 신문수 등)의 고유 화풍을 AI로 학습·재현하여 사진 기반 콘텐츠 제작을 자동화하는 플랫폼을 실증한다.</text:span></text:p>
            <text:p text:style-name="바탕글"><text:span text:style-name="p538-1-1">- 자체 개발 2-pass AI 파이프라인(Pass 1: SDXL-LoRA 화풍변환 → Pass 2: IP-Adapter 얼굴복원)에 ControlNet을 결합해 원본 구조 보존과 화풍 재현도를 동시 확보하고, 웹 SaaS 형태로 구현하여 실제 콘텐츠 제작 현장에서 사업성을 검증한다.</text:span></text:p>
            <text:p text:style-name="바탕글"><text:span text:style-name="p538-1-1">- 이미 웹 기반 프로토타입을 구축·검증 완료(2026.02)하여 기술적 실현 가능성을 확인한 상태이며, 본 과제를 통해 상용 수준의 SaaS 플랫폼으로 고도화한다.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7080 만화작가 화풍 학습 모델을 구축하고, 사용자가 사진 업로드→작가 선택→변환까지 수행 가능한 웹 기반 AI 플랫폼(ToonStyle AI)을 개발·실증한다.</text:span></text:p>
            <text:p text:style-name="Paragraph-542"><text:span text:style-name="p542-1-1">- SDXL-LoRA 미세조정 + ControlNet + IP-Adapter 통합 2-pass 파이프라인으로 화풍 재현/원본 보존 성능을 고도화하고, 작가 5인 이상 모델 확보 및 실증 3건 이상(크리에이터·기업 마케팅·문화/교육) 수행을 목표로 한다.</text:span></text:p>
            <text:p text:style-name="Paragraph-542"><text:span text:style-name="p542-1-1">- 프로토타입 단계에서 이미 웹 서비스 동작, 2인 작가 모델(이정문·신문수) 탑재, 68건 이상 변환 테스트 완료, ~4초/장 변환 성능 확인.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ㅇ 자체 개발 2-pass 파이프라인(화풍변환+얼굴복원)으로 특정 작가 화풍을 50~100장 원화만으로 정밀 재현. 범용 AI(Midjourney 등)는 특정 작가 화풍 학습 불가.</text:span></text:p>
            <text:p text:style-name="Paragraph-549"><text:span text:style-name="p549-1-1">- ControlNet+IP-Adapter 통합으로 원본 얼굴/포즈 보존율 SSIM 0.7072 달성(4조합 파라미터 튜닝 검증 완료).</text:span></text:p>
            <text:p text:style-name="Paragraph-549"><text:span text:style-name="p549-1-1">- 정식 IP 라이선싱으로 저작권 리스크 제로.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ㅇ 웹에서 사진 업로드 → 작가/파라미터 선택 → 2-pass AI 변환(화풍+얼굴복원) → 결과 다운로드/갤러리 저장. 프리셋 시스템으로 최적 파라미터 저장·불러오기 지원.</text:span></text:p>
            <text:p text:style-name="Paragraph-551"><text:span text:style-name="p551-1-1">- 기존 만화 작가 직접 작화 대비 시간 99.9% 단축(수 시간→~4초). API 연동으로 B2B 파트너 자동화 가능.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ㅇ SNS/유튜브 크리에이터 콘텐츠, 기업 마케팅·브랜딩, 전시·교육 체험형 콘텐츠, 출판/디자인 시안 제작 등으로 확장 가능.</text:span></text:p>
            <text:p text:style-name="Paragraph-553"><text:span text:style-name="p553-1-1">- 작가 IP 추가에 따라 활용 분야를 지속 확대. 비율 보존 모드·프리셋 시스템으로 다양한 콘텐츠 형식 대응.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ㅇ B2C 구독형(월 9,900~29,900원) + B2B API 라이선스(월 100만~500만원) + IP 라이선싱 연계의 복합 수익모델 적용.</text:span></text:p>
            <text:p text:style-name="Paragraph-555"><text:span text:style-name="p555-1-1">- 국내 레트로 콘텐츠 수요와 K-콘텐츠 글로벌 확산 흐름을 기반으로 초기 시장 진입 후 확장성이 높음. 위즈데이터 IP 정식 라이선싱으로 저작권 리스크 제로.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① 한국 고유 만화 IP의 디지털 전환 및 재사업화 촉진</text:span></text:p>
            <text:p text:style-name="바탕글"><text:span text:style-name="p557-1-1">② AI 기반 콘텐츠 제작 생태계 확장, 창작자 친화적 생성형 AI 활용 모델 제시</text:span></text:p>
            <text:p text:style-name="바탕글"><text:span text:style-name="p557-1-1">③ 제작시간·비용 절감에 따른 창작 효율 향상(수 시간→~4초/장)</text:span></text:p>
            <text:p text:style-name="바탕글"><text:span text:style-name="p557-1-1">④ 신규 일자리 창출(AI 엔지니어, 콘텐츠 기획) 및 후속 투자 연계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박영기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박영기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AI 모델 개발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플랫폼 개발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사업관리/기획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콘텐츠/IP팀(위즈데이터)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LoRA 파이프라인 고도화</text:span></text:p>
                  <text:p text:style-name="Paragraph-637"><text:span text:style-name="p637-1-1">• ControlNet/IP-Adapter 통합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웹 프론트엔드/백엔드</text:span></text:p>
                  <text:p text:style-name="Paragraph-639"><text:span text:style-name="p639-1-1">• GPU 클라우드 인프라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콘텐츠 기획/실증 코디</text:span></text:p>
                  <text:p text:style-name="Paragraph-641"><text:span text:style-name="p641-1-1">• 사업비 관리/행정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IP 라이선싱 관리</text:span></text:p>
                  <text:p text:style-name="Paragraph-643"><text:span text:style-name="p643-1-1">• 원화 큐레이션/품질 검수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주식회사 인튜웍스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 자체 개발 LoRA 미세조정 기반 화풍 변환 AI 엔진 개발</text:span></text:p>
                  <text:p text:style-name="Paragraph-654"><text:span text:style-name="p654-1-1">‧ 웹 SaaS 플랫폼(Next.js + FastAPI) 구축 및 운영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 ETRI 투자 설립 AI 전문 기업, 화상인증 특허 보유</text:span></text:p>
                  <text:p text:style-name="Paragraph-656"><text:span text:style-name="p656-1-1">‧ AI 바우처·데이터바우처 공급기업 다수 수행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 7080 만화작가 원화 IP 제공 및 라이선싱 관리</text:span></text:p>
                  <text:p text:style-name="Paragraph-660"><text:span text:style-name="p660-1-1">‧ 콘텐츠 기획·품질 검수·유통/마케팅 연계</text:span></text:p>
                  <text:p text:style-name="Paragraph-661"><text:span text:style-name="p661-1-1"/></text:p>
                </table:table-cell>
                <table:table-cell table:style-name="Table-29-3-4" table:number-columns-spanned="1" table:number-rows-spanned="1">
                  <text:p text:style-name="Paragraph-662"><text:span text:style-name="p662-1-1">‧ 이정문, 신문수 등 7080 만화작가 IP 보유</text:span></text:p>
                  <text:p text:style-name="Paragraph-663"><text:span text:style-name="p663-1-1">‧ 만화 캐릭터 IP 라이선싱 전문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인튜웍스 대표(박영기) 직접 지원금 관리 총괄, 복지혜 차장이 행정·회계 전담</text:span></text:p>
            <text:p text:style-name="바탕글"><text:span text:style-name="p666-1-1">- 내부 결재: 대표 → 사업관리담당 2단계 결재. 월별 사업비 집행 내역 보고서 작성. 부정수급 방지를 위한 계좌분리 운영(사업비 전용계좌)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인튜웍스 자부담금 18,000천원: 대표자(박영기) 인건비로 편성, 자체 자금으로 조달</text:span></text:p>
            <text:p text:style-name="바탕글"><text:span text:style-name="p675-1-1">- 위즈데이터 자부담금 5,000천원: IP 라이선싱 관련 현물 출자 및 자체 자금 조달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설루션</text:span></text:p>
          </table:table-cell>
          <table:table-cell table:style-name="Table-30-1-3" table:number-columns-spanned="2" table:number-rows-spanned="1">
            <text:p text:style-name="Paragraph-681"><text:span text:style-name="p681-1-1">ㅇ ToonStyle AI 웹 플랫폼 구축 — 프로토타입 구동 검증 완료(2026.02). 사진 업로드→작가/파라미터 선택→2-pass AI 변환(화풍변환+얼굴복원)→갤러리 관리까지 웹 UI 동작 확인. 현재 2인 작가 모델(이정문·신문수) 탑재, 본 과제에서 5인 이상으로 확장.</text:span></text:p>
            <text:p text:style-name="Paragraph-681"><text:span text:style-name="p681-1-1">- FastAPI 백엔드 + Tailwind CSS 프론트엔드 + GPU 추론 인프라. 프리셋 시스템(작가별 최적 파라미터 저장/불러오기), 변환 이력 갤러리, B2B API 제공. 변환 속도 ~4초/장(1024px, 2-pass 기준).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실증 3트랙: ① SNS/유튜브 크리에이터 협업 화풍 변환 콘텐츠 시리즈 ② 기업 마케팅용 캐릭터 굿즈·프로필·홍보 이미지 ③ 7080 만화 전시·체험 콘텐츠.</text:span></text:p>
            <text:p text:style-name="Paragraph-685"><text:span text:style-name="p685-1-1">- PoC 단계에서 이미 68건 이상 변환 테스트 완료. 실증기간 중 10,000건 이상 생성, 분야별 적용사례 리포트(전/후 비교, 파라미터 최적화 결과, 사용자 피드백) 작성.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자체 개발 2-pass 파이프라인으로 "화풍 재현"과 "얼굴 정체성 보존"을 동시 달성 — Pass 1에서 LoRA 기반 화풍 변환, Pass 2에서 IP-Adapter로 원본 얼굴 정보 주입하여 정체성 복원.</text:span></text:p>
            <text:p text:style-name="Paragraph-689"><text:span text:style-name="p689-1-1">- 정량 평가 체계 구축 완료: 4조합 파라미터 튜닝 → SSIM 1위 조합(0.7072) 도출. ControlNet(Canny) 연동으로 구조 보존 옵션 제공. 프리셋 기반 품질 일관성 유지.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ㅇ 자체 개발 2-pass AI 화풍 변환 파이프라인을 핵심 엔진으로 구축. 단순 LoRA 적용이 아닌, 화풍 변환(Pass 1)과 얼굴 복원(Pass 2)을 분리하여 품질과 정체성을 동시 확보하는 구조를 설계·검증 완료.</text:span></text:p>
            <text:p text:style-name="Paragraph-703"><text:span text:style-name="p703-1-1">- Pass 1: SDXL + LoRA 미세조정으로 작가 화풍 적용 (strength/guidance/steps 파라미터 최적화)</text:span></text:p>
            <text:p text:style-name="Paragraph-703"><text:span text:style-name="p703-1-1">- Pass 2: IP-Adapter로 원본 사진의 얼굴 특징을 결과물에 주입, 정체성 복원 (ip_adapter_scale 조절)</text:span></text:p>
            <text:p text:style-name="Paragraph-703"><text:span text:style-name="p703-1-1">- 옵션: ControlNet(Canny edge) 연동으로 윤곽선/포즈 구조 보존 강화</text:span></text:p>
            <text:p text:style-name="Paragraph-703"><text:span text:style-name="p703-1-1">- 작가 화풍 학습: 50~100장 원화로 SDXL LoRA 학습(dim=32, alpha=16). 이정문·신문수 2인 학습 완료, 본 과제에서 5인 이상 확장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ㅇ 기존 만화 작가 직접 작화 시 1컷당 수 시간~수일 소요 → AI 변환으로 ~4초/장으로 단축 (제작시간 99.9% 이상 절감).</text:span></text:p>
            <text:p text:style-name="Paragraph-705"><text:span text:style-name="p705-1-1">- 기존 범용 AI(Midjourney, ChatGPT 등)로는 특정 작가 고유 화풍을 재현할 수 없음. 본 기술은 50~100장 원화만으로 작가별 화풍을 정밀 학습하여, 정식 라이선스 기반의 작가 특화 변환을 가능하게 함.</text:span></text:p>
            <text:p text:style-name="Paragraph-705"><text:span text:style-name="p705-1-1">- 2-pass 파이프라인 도입 전에는 화풍 변환 시 얼굴 정체성이 소실되는 한계가 있었으나, IP-Adapter 기반 Pass 2 도입으로 화풍 재현과 인물 유사도를 동시에 확보하는 문제를 해결.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SDXL + LoRA 미세조정 엔진 (자체 개발)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AI 모델 학습, 화풍 변환 추론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작가별 원화 50~100장으로 화풍 학습(dim=32, alpha=16). Denoising Strength 조절로 변환 강도 제어. 최적값 65% 도출 (PoC 검증 완료)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ControlNet + IP-Adapter 통합 모듈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구조 보존 및 스타일 가이드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얼굴 윤곽·포즈·깊이 정보를 유지하면서 화풍만 변환. 참조 이미지 기반 화풍 일관성 강화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자동 캡셔닝 + 품질 평가 AI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학습 데이터 전처리 + 결과물 검증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BLIP-2/CogVLM 기반 원화 자동 캡션 생성. SSIM·LPIPS·FID 기반 자동 품질 스코어링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  <text:p text:style-name="Paragraph-709"><text:span text:style-name="p709-1-1">ㅇ 자체 개발 2-pass AI 화풍 변환 파이프라인을 핵심 엔진으로, Pass 1(화풍변환) + Pass 2(얼굴복원)의 분리 설계로 품질·정체성 동시 확보</text:span></text:p>
            <text:p text:style-name="Paragraph-709"><text:span text:style-name="p709-1-1">- 기존 작가 직접 작화(수 시간/건) → AI 변환(~4초/건)으로 콘텐츠 제작 시간 99.9% 단축. 50~100장 원화로 작가 화풍 학습 가능</text:span></text:p>
            <text:p text:style-name="Paragraph-709"><text:span text:style-name="p709-1-1"/></text:p>
            <text:p text:style-name="Paragraph-709"><text:span text:style-name="p709-1-1">기술 내역 | 콘텐츠 제작 단계 | 활용 방식 | 주요 내용</text:span></text:p>
            <text:p text:style-name="Paragraph-709"><text:span text:style-name="p709-1-1">SDXL + LoRA 엔진(자체 개발) | AI 모델 학습/화풍 변환 추론 | 작가별 화풍 학습 및 Pass 1 변환 | 원화 50~100장으로 학습. 최적 strength 0.65 도출(PoC 검증)</text:span></text:p>
            <text:p text:style-name="Paragraph-709"><text:span text:style-name="p709-1-1">IP-Adapter 얼굴 복원 | Pass 2 정체성 복원 | 원본 사진을 참조이미지로 주입 | scale 0.68로 얼굴 유사도 보존. 2-pass 설계로 화풍↔정체성 분리 제어</text:span></text:p>
            <text:p text:style-name="Paragraph-709"><text:span text:style-name="p709-1-1">ControlNet(Canny) | 구조 보존(선택) | 엣지맵 기반 윤곽선/포즈 유지 | control_strength 0.85에서 SSIM 0.7072 달성</text:span></text:p>
            <text:p text:style-name="Paragraph-709"><text:span text:style-name="p709-1-1">자동 캡셔닝 + 품질 평가 | 데이터 전처리/결과물 검증 | 원화 캡션 자동 생성 + 품질 스코어링 | BLIP-2/CogVLM 캡셔닝. SSIM·LPIPS·FID 자동 평가</text:span></text:p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[사용자] → [ToonStyle AI 플랫폼] → [출력]</text:span></text:p>
            <text:p text:style-name="Paragraph-738"><text:span text:style-name="p738-1-1"/></text:p>
            <text:p text:style-name="Paragraph-738"><text:span text:style-name="p738-1-1">사진 업로드 ──▶ Pass 1: 화풍 변환</text:span></text:p>
            <text:p text:style-name="Paragraph-738"><text:span text:style-name="p738-1-1">작가 선택         SDXL + LoRA(작가별)</text:span></text:p>
            <text:p text:style-name="Paragraph-738"><text:span text:style-name="p738-1-1">파라미터 조절     + ControlNet(Canny, 선택)</text:span></text:p>
            <text:p text:style-name="Paragraph-738"><text:span text:style-name="p738-1-1">                         ▼</text:span></text:p>
            <text:p text:style-name="Paragraph-738"><text:span text:style-name="p738-1-1">                  Pass 2: 얼굴 복원 ──▶ 변환 이미지</text:span></text:p>
            <text:p text:style-name="Paragraph-738"><text:span text:style-name="p738-1-1">                  IP-Adapter(원본 참조)    다운로드/공유</text:span></text:p>
            <text:p text:style-name="Paragraph-738"><text:span text:style-name="p738-1-1">                  정체성 복원 + 스타일 유지  갤러리 저장</text:span></text:p>
            <text:p text:style-name="Paragraph-738"><text:span text:style-name="p738-1-1"/></text:p>
            <text:p text:style-name="Paragraph-738"><text:span text:style-name="p738-1-1">[모델 학습 파이프라인]</text:span></text:p>
            <text:p text:style-name="Paragraph-738"><text:span text:style-name="p738-1-1">작가 원화(50~100장) → 자동 전처리/캡셔닝(선별, BLIP-2) → SDXL LoRA 학습(dim=32, ~40분/작가) → 작가 화풍 모델(.safetensors) → 프리셋 등록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ㅇ B2C 구독형 SaaS: 월정액(월 9,900~29,900원, 변환 크레딧제) + 건별 결제(건당 1,000~3,000원). 무료 체험 3회 제공으로 진입 장벽 최소화</text:p>
            <text:p text:style-name="바탕글">- B2B API 라이선스: 콘텐츠 제작사·마케팅 에이전시 대상, 월 100만~500만원(호출량 기반)</text:p>
            <text:p text:style-name="바탕글">- IP 라이선싱: 위즈데이터 보유 7080 만화작가 IP 기반 변환 결과물 상업 이용권(별도 협의)</text:p>
            <text:p text:style-name="바탕글">- 굿즈/파생 상품: 화풍 변환 기반 프로필, 엽서, 포스터, NFT 등(건당 5,000~50,000원)</text:p>
            <text:p text:style-name="바탕글">ㅇ 투자유치 전략: 2026 하반기 시드 투자 3~5억원 유치 목표</text:p>
            <text:p text:style-name="바탕글">- KOCCA AI 콘텐츠 페스티벌, 대전창조경제혁신센터 IR 데모데이 참가</text:p>
            <text:p text:style-name="바탕글">- 베타 서비스 MAU 1,000명·변환 10,000건 실적 기반 VC/엔젤 피칭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바탕글">ㅇ B2C 1차 타깃 — 7080 세대 향수를 가진 30~50대</text:p>
            <text:p text:style-name="바탕글">- 어린 시절 만화에 대한 감성적 기억 보유, 본인·가족 사진을 추억의 화풍으로 변환하는 '레트로 셀피' 수요. 높은 구매력(가구 평균 소득 최상위 연령대)과 결합하여 안정적 매출 기반</text:p>
            <text:p text:style-name="바탕글">ㅇ B2C 2차 타깃 — SNS 크리에이터(20~30대)</text:p>
            <text:p text:style-name="바탕글">- 차별화된 프로필/콘텐츠 소재로 활용, '내 사진 만화 변환' 바이럴 확산력 기대. 인스타그램·틱톡 중심</text:p>
            <text:p text:style-name="바탕글">ㅇ B2C 3차 타깃 — K-콘텐츠 글로벌 팬</text:p>
            <text:p text:style-name="바탕글">- 한국 만화 스타일 체험 수요, 다국어(영·일) 지원 시 해외 MAU 확보 가능</text:p>
            <text:p text:style-name="바탕글">ㅇ B2B — 콘텐츠 제작사(웹툰·애니 스튜디오), 마케팅 에이전시(캠페인 소재), 문화기관(미술관·박물관 기획전), 교육기관</text:p>
            <text:p text:style-name="바탕글">- 정식 IP 라이선싱이라는 법적·윤리적 안전성이 B2B 고객의 핵심 구매 요인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ㅇ 국내 시장</text:p>
            <text:p text:style-name="바탕글">- AI 이미지 생성 시장: 2024년 약 300억원 → 2028년 연 800억원 전망(연평균 28% 성장)</text:p>
            <text:p text:style-name="바탕글">- 7080 향수 콘텐츠 시장: 해당 세대 인구 3,000만명+, '응답하라' 시리즈 이후 레트로 콘텐츠 소비 지속 증가세</text:p>
            <text:p text:style-name="바탕글">- 국내 진입 전략: ① 정식 IP 라이선싱(법적 안전) 차별점으로 B2B 기업 고객 선점 → ② SNS 바이럴을 통한 B2C 대중 확산</text:p>
            <text:p text:style-name="바탕글">ㅇ 해외 시장</text:p>
            <text:p text:style-name="바탕글">- K-콘텐츠 글로벌 시장: 한류 콘텐츠 수출 2025년 150억달러 돌파, 동남아·미주 한류 팬덤 2억명+</text:p>
            <text:p text:style-name="바탕글">- 해외 진입 전략: 2027년 영문·일문 버전 출시, 'K-style 만화 변환'이라는 고유 가치로 글로벌 AI 이미지 서비스와 차별화</text:p>
            <text:p text:style-name="바탕글">- K-만화(한국 특유의 만화 화풍)는 웹툰의 글로벌 확산으로 이미 인지도 확보 → 진입 비용 최소화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바탕글">ㅇ 4~5월 (준비기)</text:p>
            <text:p text:style-name="바탕글">- 브랜드 아이덴티티(BI) 확립, ToonStyle AI 랜딩 페이지 구축</text:p>
            <text:p text:style-name="바탕글">- 소셜 채널 개설(인스타그램·유튜브), 7080 만화작가 소개 티저 콘텐츠 3편 제작</text:p>
            <text:p text:style-name="바탕글">ㅇ 6~7월 (사전 홍보)</text:p>
            <text:p text:style-name="바탕글">- '작가 이야기' 시리즈 콘텐츠 연재(주 2회, 인스타+블로그)</text:p>
            <text:p text:style-name="바탕글">- 인플루언서 시딩 10명(레트로·일러스트 분야), 클로즈드 베타 대기 신청 페이지 운영</text:p>
            <text:p text:style-name="바탕글">- 네이버 카페·커뮤니티(7080 향수, 만화 관련) 대상 사전 홍보</text:p>
            <text:p text:style-name="바탕글">ㅇ 8월 (클로즈드 베타)</text:p>
            <text:p text:style-name="바탕글">- 초대 코드 기반 베타 오픈(목표 500명), 얼리어답터 피드백 수집</text:p>
            <text:p text:style-name="바탕글">- SNS 바이럴 이벤트: '#내사진만화변환' 챌린지, 우수 변환작 시상(상품권)</text:p>
            <text:p text:style-name="바탕글">ㅇ 9월 (오픈 베타 런칭)</text:p>
            <text:p text:style-name="바탕글">- 정식 오픈, 론칭 프로모션(첫 3회 무료 변환)</text:p>
            <text:p text:style-name="바탕글">- 보도자료 배포(IT·문화 매체 15곳+), 네이버 블로그·유튜브 리뷰어 협업(5명+)</text:p>
            <text:p text:style-name="바탕글">ㅇ 10월 (확산기)</text:p>
            <text:p text:style-name="바탕글">- KOCCA AI 콘텐츠 페스티벌 전시·라이브 데모</text:p>
            <text:p text:style-name="바탕글">- B2B 기업 고객 대상 API 활용 세미나, 유튜브·인스타 광고 집행(월 300만원)</text:p>
            <text:p text:style-name="바탕글">ㅇ 11월 (성과 확인)</text:p>
            <text:p text:style-name="바탕글">- 사용자 데이터 분석 및 KPI 달성 현황 보고</text:p>
            <text:p text:style-name="바탕글">- IR 피칭(대전창조경제혁신센터 데모데이), VC 대상 개별 미팅, 성과 사례집 제작</text:p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50,000,000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바탕글">베타 서비스 B2C 구독 매출(월 9,900~29,900원 × 목표 1,000 MAU)</text:p>
                  <text:p text:style-name="바탕글">B2B API PoC 계약 1건(콘텐츠 제작사 또는 마케팅 에이전시)</text:p>
                  <text:p text:style-name="바탕글">굿즈 제작 판매(화풍변환 엽서·프로필 등)</text:p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300,000,000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바탕글">시드 투자 3억원 목표(VC/엔젤)</text:p>
                  <text:p text:style-name="바탕글">KOCCA AI콘텐츠 페스티벌 IR 데모, 대전창조경제혁신센터 데모데이</text:p>
                  <text:p text:style-name="바탕글">베타 서비스 MAU·전환율 실적 기반 피칭</text:p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바탕글">350,000,000</text:p>
                </table:table-cell>
                <table:table-cell table:style-name="Table-38-4-3" table:number-columns-spanned="1" table:number-rows-spanned="1">
                  <text:p text:style-name="바탕글">원</text:p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바탕글">300,000,000원</text:p>
                </table:table-cell>
                <table:table-cell table:style-name="Table-39-2-3" table:number-columns-spanned="1" table:number-rows-spanned="1">
                  <text:p text:style-name="바탕글">SaaS 구독 확대(MAU 5,000명 목표)</text:p>
                  <text:p text:style-name="바탕글">B2B API 정식 라이선스 3건+</text:p>
                  <text:p text:style-name="바탕글">IP 활용 굿즈·NFT 매출</text:p>
                </table:table-cell>
                <table:table-cell table:style-name="Table-39-2-4" table:number-columns-spanned="1" table:number-rows-spanned="1">
                  <text:p text:style-name="바탕글">1,000,000천원</text:p>
                </table:table-cell>
                <table:table-cell table:style-name="Table-39-2-5" table:number-columns-spanned="1" table:number-rows-spanned="1">
                  <text:p text:style-name="바탕글">글로벌(영·일) 서비스 확장</text:p>
                  <text:p text:style-name="바탕글">B2B API 10건+, 대형 IP 콜라보</text:p>
                  <text:p text:style-name="바탕글">기업 고객 연간 계약 전환</text:p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바탕글">1,000,000,000원</text:p>
                </table:table-cell>
                <table:table-cell table:style-name="Table-39-3-3" table:number-columns-spanned="1" table:number-rows-spanned="1">
                  <text:p text:style-name="바탕글">시리즈A 10~20억원 유치</text:p>
                  <text:p text:style-name="바탕글">MAU·ARR 실적 기반 VC 피칭</text:p>
                  <text:p text:style-name="바탕글">해외 진출 로드맵 제시</text:p>
                </table:table-cell>
                <table:table-cell table:style-name="Table-39-3-4" table:number-columns-spanned="1" table:number-rows-spanned="1">
                  <text:p text:style-name="바탕글">2,000,000천원</text:p>
                </table:table-cell>
                <table:table-cell table:style-name="Table-39-3-5" table:number-columns-spanned="1" table:number-rows-spanned="1">
                  <text:p text:style-name="바탕글">시리즈B 20억원+ 유치</text:p>
                  <text:p text:style-name="바탕글">글로벌 MAU·매출 실적 기반</text:p>
                  <text:p text:style-name="바탕글">전략적 투자자(콘텐츠/IP 기업) 유치</text:p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바탕글">1,300,000,000원</text:p>
                </table:table-cell>
                <table:table-cell table:style-name="Table-39-4-3" table:number-columns-spanned="1" table:number-rows-spanned="1">
                  <text:p text:style-name="바탕글"/>
                </table:table-cell>
                <table:table-cell table:style-name="Table-39-4-4" table:number-columns-spanned="1" table:number-rows-spanned="1">
                  <text:p text:style-name="바탕글">3,000,000천원</text:p>
                </table:table-cell>
                <table:table-cell table:style-name="Table-39-4-5" table:number-columns-spanned="1" table:number-rows-spanned="1">
                  <text:p text:style-name="바탕글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바탕글">ㅇ 매출 계획</text:p>
            <text:p text:style-name="바탕글">- 2026년 하반기: 오픈 베타 런칭 후 B2C SaaS 구독(월 9,900~29,900원) 및 건별 결제로 5,000만원 매출 목표. B2B API PoC 계약 1건(콘텐츠 제작사) 추진</text:p>
            <text:p text:style-name="바탕글">- 정식 IP 라이선싱 기반이라는 법적 안전성을 B2B 기업 고객의 핵심 구매 요인으로 활용하여 시장 진입</text:p>
            <text:p text:style-name="바탕글">- 2027년: SaaS 구독 MAU 5,000명 확보 + B2B API 라이선스 3건으로 3억원 매출 목표</text:p>
            <text:p text:style-name="바탕글">ㅇ 투자유치 계획</text:p>
            <text:p text:style-name="바탕글">- 2026년 10~11월 IR 피칭: KOCCA AI 콘텐츠 페스티벌 전시·데모, 대전창조경제혁신센터 IR 데모데이 참가</text:p>
            <text:p text:style-name="바탕글">- 베타 서비스 MAU 1,000명·변환 10,000건·B2B PoC 1건 실적을 기반으로 시드 투자 3~5억원 유치 목표</text:p>
            <text:p text:style-name="바탕글">- VC/엔젤 투자자 대상 개별 미팅 5회 이상 추진. 정식 IP 라이선싱, 자체 개발 2-pass 파이프라인, PoC 실적을 핵심 투자 포인트로 제시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2명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기관(인튜웍스)</text:span></text:p>
                </table:table-cell>
                <table:table-cell table:style-name="Table-42-2-3" table:number-columns-spanned="1" table:number-rows-spanned="1">
                  <text:p text:style-name="바탕글">정규직</text:p>
                </table:table-cell>
                <table:table-cell table:style-name="Table-42-2-4" table:number-columns-spanned="1" table:number-rows-spanned="1">
                  <text:p text:style-name="바탕글">AI 엔지니어
(모델 학습/추론 최적화)</text:p>
                </table:table-cell>
                <table:table-cell table:style-name="Table-42-2-5" table:number-columns-spanned="1" table:number-rows-spanned="1">
                  <text:p text:style-name="바탕글">26.5.1.~26.11.30
(7개월)</text:p>
                </table:table-cell>
                <table:table-cell table:style-name="Table-42-2-6" table:number-columns-spanned="1" table:number-rows-spanned="1">
                  <text:p text:style-name="바탕글">1명</text:p>
                </table:table-cell>
                <table:table-cell table:style-name="Table-42-2-7" table:number-columns-spanned="1" table:number-rows-spanned="1">
                  <text:p text:style-name="바탕글">추가 작가 모델 학습(5인→10인+) 및</text:p>
                  <text:p text:style-name="바탕글">2-pass 파이프라인 고도화에 필요.</text:p>
                  <text:p text:style-name="바탕글">LoRA·IP-Adapter 튜닝, GPU 추론</text:p>
                  <text:p text:style-name="바탕글">최적화 전문 인력 필수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바탕글">참여기관
(위즈데이터)</text:p>
                </table:table-cell>
                <table:table-cell table:style-name="Table-42-3-3" table:number-columns-spanned="1" table:number-rows-spanned="1">
                  <text:p text:style-name="바탕글">계약직</text:p>
                </table:table-cell>
                <table:table-cell table:style-name="Table-42-3-4" table:number-columns-spanned="1" table:number-rows-spanned="1">
                  <text:p text:style-name="바탕글">콘텐츠 기획/QA</text:p>
                </table:table-cell>
                <table:table-cell table:style-name="Table-42-3-5" table:number-columns-spanned="1" table:number-rows-spanned="1">
                  <text:p text:style-name="바탕글">26.7.1.~26.11.30
(5개월)</text:p>
                </table:table-cell>
                <table:table-cell table:style-name="Table-42-3-6" table:number-columns-spanned="1" table:number-rows-spanned="1">
                  <text:p text:style-name="바탕글">1명</text:p>
                </table:table-cell>
                <table:table-cell table:style-name="Table-42-3-7" table:number-columns-spanned="1" table:number-rows-spanned="1">
                  <text:p text:style-name="바탕글">IP 원화 디지털화·정제 작업 및</text:p>
                  <text:p text:style-name="바탕글">변환 결과물 품질 검수(QA) 담당.</text:p>
                  <text:p text:style-name="바탕글">작가별 화풍 충실도 평가에 만화/</text:p>
                  <text:p text:style-name="바탕글">일러스트 전문 지식 필요</text:p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바탕글">ㅇ 자체 성과목표 (2026년 11월 기준)</text:p>
            <text:p text:style-name="바탕글"/>
            <text:p text:style-name="바탕글">① 플랫폼 월간 활성 사용자(MAU): 1,000명 이상</text:p>
            <text:p text:style-name="바탕글">   - 측정: Google Analytics 웹 분석</text:p>
            <text:p text:style-name="바탕글">   - 근거: 오픈 베타(9월) 후 2개월간 자연 유입 + SNS 마케팅 효과</text:p>
            <text:p text:style-name="바탕글"/>
            <text:p text:style-name="바탕글">② 화풍 변환 누적 건수: 10,000건 이상</text:p>
            <text:p text:style-name="바탕글">   - 측정: 시스템 변환 로그(자동 집계)</text:p>
            <text:p text:style-name="바탕글">   - 근거: MAU 1,000명 × 평균 10회/월 변환 추정</text:p>
            <text:p text:style-name="바탕글"/>
            <text:p text:style-name="바탕글">③ 탑재 작가 모델 수: 5인 이상</text:p>
            <text:p text:style-name="바탕글">   - 측정: 학습 완료 LoRA 모델 수</text:p>
            <text:p text:style-name="바탕글">   - 현재: 2인(이정문·신문수) → 사업 종료 시 5인+</text:p>
            <text:p text:style-name="바탕글"/>
            <text:p text:style-name="바탕글">④ 변환 품질(구조 유사도 SSIM): 0.70 이상</text:p>
            <text:p text:style-name="바탕글">   - 측정: 원본 대비 변환 이미지 자동 SSIM 평가</text:p>
            <text:p text:style-name="바탕글">   - 현재 PoC 실적: SSIM 0.7072 (신문수 프리셋 최적 파라미터)</text:p>
            <text:p text:style-name="바탕글"/>
            <text:p text:style-name="바탕글">⑤ 콘텐츠 실증 사례: 3건 이상</text:p>
            <text:p text:style-name="바탕글">   - 유형: B2B 기업 협업 실증, 문화기관 전시 활용, 교육 콘텐츠 제작 등</text:p>
            <text:p text:style-name="바탕글">   - 각 사례별 결과 보고서 작성 및 제출</text:p>
            <text:p text:style-name="바탕글"/>
            <text:p text:style-name="바탕글">⑥ 협약 및 MOU: 2건 이상</text:p>
            <text:p text:style-name="바탕글">   - 대상: IP 보유사(위즈데이터 외 추가), 콘텐츠 유통사, 문화기관 등</text:p>
            <text:p text:style-name="바탕글">   - 실증 결과를 기반으로 정식 협약 체결</text:p>
            <text:p text:style-name="바탕글"/>
            <text:p text:style-name="바탕글">⑦ B2B API PoC 계약: 1건 이상</text:p>
            <text:p text:style-name="바탕글">   - 대상: 콘텐츠 제작사 또는 마케팅 에이전시</text:p>
            <text:p text:style-name="바탕글">   - API 연동 테스트 완료 및 유상 계약 체결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바탕글">AI 기술
개발</text:p>
          </table:table-cell>
          <table:table-cell table:style-name="Table-45-3-2" table:number-columns-spanned="1" table:number-rows-spanned="1">
            <text:p text:style-name="바탕글">LoRA 파이프라인 고도화</text:p>
          </table:table-cell>
          <table:table-cell table:style-name="Table-45-3-3" table:number-columns-spanned="1" table:number-rows-spanned="1">
            <text:p text:style-name="바탕글">■</text:p>
          </table:table-cell>
          <table:table-cell table:style-name="Table-45-3-4" table:number-columns-spanned="1" table:number-rows-spanned="1">
            <text:p text:style-name="바탕글">■</text:p>
          </table:table-cell>
          <table:table-cell table:style-name="Table-45-3-5" table:number-columns-spanned="1" table:number-rows-spanned="1">
            <text:p text:style-name="바탕글">■</text:p>
          </table:table-cell>
          <table:table-cell table:style-name="Table-45-3-6" table:number-columns-spanned="1" table:number-rows-spanned="1">
            <text:p text:style-name="바탕글"/>
          </table:table-cell>
          <table:table-cell table:style-name="Table-45-3-7" table:number-columns-spanned="1" table:number-rows-spanned="1">
            <text:p text:style-name="바탕글"/>
          </table:table-cell>
          <table:table-cell table:style-name="Table-45-3-8" table:number-columns-spanned="1" table:number-rows-spanned="1">
            <text:p text:style-name="바탕글"/>
          </table:table-cell>
          <table:table-cell table:style-name="Table-45-3-9" table:number-columns-spanned="1" table:number-rows-spanned="1">
            <text:p text:style-name="바탕글"/>
          </table:table-cell>
          <table:table-cell table:style-name="Table-45-3-10" table:number-columns-spanned="1" table:number-rows-spanned="1">
            <text:p text:style-name="바탕글"/>
          </table:table-cell>
        </table:table-row>
        <table:table-row>
          <table:table-cell table:style-name="Table-45-4-1" table:number-columns-spanned="1" table:number-rows-spanned="1">
            <text:p text:style-name="바탕글">ControlNet/IP-Adapter 통합
+ 추가 작가 모델 학습</text:p>
          </table:table-cell>
          <table:table-cell table:style-name="Table-45-4-2" table:number-columns-spanned="1" table:number-rows-spanned="1">
            <text:p text:style-name="바탕글"/>
          </table:table-cell>
          <table:table-cell table:style-name="Table-45-4-3" table:number-columns-spanned="1" table:number-rows-spanned="1">
            <text:p text:style-name="바탕글">■</text:p>
          </table:table-cell>
          <table:table-cell table:style-name="Table-45-4-4" table:number-columns-spanned="1" table:number-rows-spanned="1">
            <text:p text:style-name="바탕글">■</text:p>
          </table:table-cell>
          <table:table-cell table:style-name="Table-45-4-5" table:number-columns-spanned="1" table:number-rows-spanned="1">
            <text:p text:style-name="바탕글">■</text:p>
          </table:table-cell>
          <table:table-cell table:style-name="Table-45-4-6" table:number-columns-spanned="1" table:number-rows-spanned="1">
            <text:p text:style-name="바탕글">■</text:p>
          </table:table-cell>
          <table:table-cell table:style-name="Table-45-4-7" table:number-columns-spanned="1" table:number-rows-spanned="1">
            <text:p text:style-name="바탕글"/>
          </table:table-cell>
          <table:table-cell table:style-name="Table-45-4-8" table:number-columns-spanned="1" table:number-rows-spanned="1">
            <text:p text:style-name="바탕글"/>
          </table:table-cell>
          <table:table-cell table:style-name="Table-45-4-9" table:number-columns-spanned="1" table:number-rows-spanned="1">
            <text:p text:style-name="바탕글"/>
          </table:table-cell>
        </table:table-row>
        <table:table-row>
          <table:table-cell table:style-name="Table-45-5-1" table:number-columns-spanned="1" table:number-rows-spanned="6">
            <text:p text:style-name="바탕글">플랫폼
구축</text:p>
          </table:table-cell>
          <table:table-cell table:style-name="Table-45-5-2" table:number-columns-spanned="1" table:number-rows-spanned="1">
            <text:p text:style-name="바탕글">웹 프론트엔드(Next.js) 개발</text:p>
          </table:table-cell>
          <table:table-cell table:style-name="Table-45-5-3" table:number-columns-spanned="1" table:number-rows-spanned="1">
            <text:p text:style-name="바탕글"/>
          </table:table-cell>
          <table:table-cell table:style-name="Table-45-5-4" table:number-columns-spanned="1" table:number-rows-spanned="1">
            <text:p text:style-name="바탕글">■</text:p>
          </table:table-cell>
          <table:table-cell table:style-name="Table-45-5-5" table:number-columns-spanned="1" table:number-rows-spanned="1">
            <text:p text:style-name="바탕글">■</text:p>
          </table:table-cell>
          <table:table-cell table:style-name="Table-45-5-6" table:number-columns-spanned="1" table:number-rows-spanned="1">
            <text:p text:style-name="바탕글">■</text:p>
          </table:table-cell>
          <table:table-cell table:style-name="Table-45-5-7" table:number-columns-spanned="1" table:number-rows-spanned="1">
            <text:p text:style-name="바탕글">■</text:p>
          </table:table-cell>
          <table:table-cell table:style-name="Table-45-5-8" table:number-columns-spanned="1" table:number-rows-spanned="1">
            <text:p text:style-name="바탕글"/>
          </table:table-cell>
          <table:table-cell table:style-name="Table-45-5-9" table:number-columns-spanned="1" table:number-rows-spanned="1">
            <text:p text:style-name="바탕글"/>
          </table:table-cell>
          <table:table-cell table:style-name="Table-45-5-10" table:number-columns-spanned="1" table:number-rows-spanned="1">
            <text:p text:style-name="바탕글"/>
          </table:table-cell>
        </table:table-row>
        <table:table-row>
          <table:table-cell table:style-name="Table-45-6-1" table:number-columns-spanned="1" table:number-rows-spanned="1">
            <text:p text:style-name="바탕글">백엔드 API + GPU 인프라</text:p>
          </table:table-cell>
          <table:table-cell table:style-name="Table-45-6-2" table:number-columns-spanned="1" table:number-rows-spanned="1">
            <text:p text:style-name="바탕글"/>
          </table:table-cell>
          <table:table-cell table:style-name="Table-45-6-3" table:number-columns-spanned="1" table:number-rows-spanned="1">
            <text:p text:style-name="바탕글">■</text:p>
          </table:table-cell>
          <table:table-cell table:style-name="Table-45-6-4" table:number-columns-spanned="1" table:number-rows-spanned="1">
            <text:p text:style-name="바탕글">■</text:p>
          </table:table-cell>
          <table:table-cell table:style-name="Table-45-6-5" table:number-columns-spanned="1" table:number-rows-spanned="1">
            <text:p text:style-name="바탕글">■</text:p>
          </table:table-cell>
          <table:table-cell table:style-name="Table-45-6-6" table:number-columns-spanned="1" table:number-rows-spanned="1">
            <text:p text:style-name="바탕글"/>
          </table:table-cell>
          <table:table-cell table:style-name="Table-45-6-7" table:number-columns-spanned="1" table:number-rows-spanned="1">
            <text:p text:style-name="바탕글"/>
          </table:table-cell>
          <table:table-cell table:style-name="Table-45-6-8" table:number-columns-spanned="1" table:number-rows-spanned="1">
            <text:p text:style-name="바탕글"/>
          </table:table-cell>
          <table:table-cell table:style-name="Table-45-6-9" table:number-columns-spanned="1" table:number-rows-spanned="1">
            <text:p text:style-name="바탕글"/>
          </table:table-cell>
        </table:table-row>
        <table:table-row>
          <table:table-cell table:style-name="Table-45-7-1" table:number-columns-spanned="1" table:number-rows-spanned="1">
            <text:p text:style-name="바탕글">구독/결제 시스템 구축</text:p>
          </table:table-cell>
          <table:table-cell table:style-name="Table-45-7-2" table:number-columns-spanned="1" table:number-rows-spanned="1">
            <text:p text:style-name="바탕글"/>
          </table:table-cell>
          <table:table-cell table:style-name="Table-45-7-3" table:number-columns-spanned="1" table:number-rows-spanned="1">
            <text:p text:style-name="바탕글"/>
          </table:table-cell>
          <table:table-cell table:style-name="Table-45-7-4" table:number-columns-spanned="1" table:number-rows-spanned="1">
            <text:p text:style-name="바탕글"/>
          </table:table-cell>
          <table:table-cell table:style-name="Table-45-7-5" table:number-columns-spanned="1" table:number-rows-spanned="1">
            <text:p text:style-name="바탕글">■</text:p>
          </table:table-cell>
          <table:table-cell table:style-name="Table-45-7-6" table:number-columns-spanned="1" table:number-rows-spanned="1">
            <text:p text:style-name="바탕글">■</text:p>
          </table:table-cell>
          <table:table-cell table:style-name="Table-45-7-7" table:number-columns-spanned="1" table:number-rows-spanned="1">
            <text:p text:style-name="바탕글"/>
          </table:table-cell>
          <table:table-cell table:style-name="Table-45-7-8" table:number-columns-spanned="1" table:number-rows-spanned="1">
            <text:p text:style-name="바탕글"/>
          </table:table-cell>
          <table:table-cell table:style-name="Table-45-7-9" table:number-columns-spanned="1" table:number-rows-spanned="1">
            <text:p text:style-name="바탕글"/>
          </table:table-cell>
        </table:table-row>
        <table:table-row>
          <table:table-cell table:style-name="Table-45-8-1" table:number-columns-spanned="1" table:number-rows-spanned="1">
            <text:p text:style-name="바탕글">클로즈드 베타 운영</text:p>
          </table:table-cell>
          <table:table-cell table:style-name="Table-45-8-2" table:number-columns-spanned="1" table:number-rows-spanned="1">
            <text:p text:style-name="바탕글"/>
          </table:table-cell>
          <table:table-cell table:style-name="Table-45-8-3" table:number-columns-spanned="1" table:number-rows-spanned="1">
            <text:p text:style-name="바탕글"/>
          </table:table-cell>
          <table:table-cell table:style-name="Table-45-8-4" table:number-columns-spanned="1" table:number-rows-spanned="1">
            <text:p text:style-name="바탕글"/>
          </table:table-cell>
          <table:table-cell table:style-name="Table-45-8-5" table:number-columns-spanned="1" table:number-rows-spanned="1">
            <text:p text:style-name="바탕글"/>
          </table:table-cell>
          <table:table-cell table:style-name="Table-45-8-6" table:number-columns-spanned="1" table:number-rows-spanned="1">
            <text:p text:style-name="바탕글">■</text:p>
          </table:table-cell>
          <table:table-cell table:style-name="Table-45-8-7" table:number-columns-spanned="1" table:number-rows-spanned="1">
            <text:p text:style-name="바탕글"/>
          </table:table-cell>
          <table:table-cell table:style-name="Table-45-8-8" table:number-columns-spanned="1" table:number-rows-spanned="1">
            <text:p text:style-name="바탕글"/>
          </table:table-cell>
          <table:table-cell table:style-name="Table-45-8-9" table:number-columns-spanned="1" table:number-rows-spanned="1">
            <text:p text:style-name="바탕글"/>
          </table:table-cell>
        </table:table-row>
        <table:table-row>
          <table:table-cell table:style-name="Table-45-9-1" table:number-columns-spanned="1" table:number-rows-spanned="1">
            <text:p text:style-name="바탕글">오픈 베타 런칭</text:p>
          </table:table-cell>
          <table:table-cell table:style-name="Table-45-9-2" table:number-columns-spanned="1" table:number-rows-spanned="1">
            <text:p text:style-name="바탕글"/>
          </table:table-cell>
          <table:table-cell table:style-name="Table-45-9-3" table:number-columns-spanned="1" table:number-rows-spanned="1">
            <text:p text:style-name="바탕글"/>
          </table:table-cell>
          <table:table-cell table:style-name="Table-45-9-4" table:number-columns-spanned="1" table:number-rows-spanned="1">
            <text:p text:style-name="바탕글"/>
          </table:table-cell>
          <table:table-cell table:style-name="Table-45-9-5" table:number-columns-spanned="1" table:number-rows-spanned="1">
            <text:p text:style-name="바탕글"/>
          </table:table-cell>
          <table:table-cell table:style-name="Table-45-9-6" table:number-columns-spanned="1" table:number-rows-spanned="1">
            <text:p text:style-name="바탕글"/>
          </table:table-cell>
          <table:table-cell table:style-name="Table-45-9-7" table:number-columns-spanned="1" table:number-rows-spanned="1">
            <text:p text:style-name="바탕글">■</text:p>
          </table:table-cell>
          <table:table-cell table:style-name="Table-45-9-8" table:number-columns-spanned="1" table:number-rows-spanned="1">
            <text:p text:style-name="바탕글"/>
          </table:table-cell>
          <table:table-cell table:style-name="Table-45-9-9" table:number-columns-spanned="1" table:number-rows-spanned="1">
            <text:p text:style-name="바탕글"/>
          </table:table-cell>
        </table:table-row>
        <table:table-row>
          <table:table-cell table:style-name="Table-45-10-1" table:number-columns-spanned="1" table:number-rows-spanned="1">
            <text:p text:style-name="바탕글"/>
          </table:table-cell>
          <table:table-cell table:style-name="Table-45-10-2" table:number-columns-spanned="1" table:number-rows-spanned="1">
            <text:p text:style-name="바탕글"/>
          </table:table-cell>
          <table:table-cell table:style-name="Table-45-10-3" table:number-columns-spanned="1" table:number-rows-spanned="1">
            <text:p text:style-name="바탕글"/>
          </table:table-cell>
          <table:table-cell table:style-name="Table-45-10-4" table:number-columns-spanned="1" table:number-rows-spanned="1">
            <text:p text:style-name="바탕글"/>
          </table:table-cell>
          <table:table-cell table:style-name="Table-45-10-5" table:number-columns-spanned="1" table:number-rows-spanned="1">
            <text:p text:style-name="바탕글"/>
          </table:table-cell>
          <table:table-cell table:style-name="Table-45-10-6" table:number-columns-spanned="1" table:number-rows-spanned="1">
            <text:p text:style-name="바탕글"/>
          </table:table-cell>
          <table:table-cell table:style-name="Table-45-10-7" table:number-columns-spanned="1" table:number-rows-spanned="1">
            <text:p text:style-name="바탕글"/>
          </table:table-cell>
          <table:table-cell table:style-name="Table-45-10-8" table:number-columns-spanned="1" table:number-rows-spanned="1">
            <text:p text:style-name="바탕글"/>
          </table:table-cell>
          <table:table-cell table:style-name="Table-45-10-9" table:number-columns-spanned="1" table:number-rows-spanned="1">
            <text:p text:style-name="바탕글"/>
          </table:table-cell>
        </table:table-row>
        <table:table-row>
          <table:table-cell table:style-name="Table-45-11-1" table:number-columns-spanned="1" table:number-rows-spanned="3">
            <text:p text:style-name="바탕글">홍보/
마케팅</text:p>
          </table:table-cell>
          <table:table-cell table:style-name="Table-45-11-2" table:number-columns-spanned="1" table:number-rows-spanned="1">
            <text:p text:style-name="바탕글">브랜드 BI + 소셜 채널 구축</text:p>
          </table:table-cell>
          <table:table-cell table:style-name="Table-45-11-3" table:number-columns-spanned="1" table:number-rows-spanned="1">
            <text:p text:style-name="바탕글">■</text:p>
          </table:table-cell>
          <table:table-cell table:style-name="Table-45-11-4" table:number-columns-spanned="1" table:number-rows-spanned="1">
            <text:p text:style-name="바탕글">■</text:p>
          </table:table-cell>
          <table:table-cell table:style-name="Table-45-11-5" table:number-columns-spanned="1" table:number-rows-spanned="1">
            <text:p text:style-name="바탕글"/>
          </table:table-cell>
          <table:table-cell table:style-name="Table-45-11-6" table:number-columns-spanned="1" table:number-rows-spanned="1">
            <text:p text:style-name="바탕글"/>
          </table:table-cell>
          <table:table-cell table:style-name="Table-45-11-7" table:number-columns-spanned="1" table:number-rows-spanned="1">
            <text:p text:style-name="바탕글"/>
          </table:table-cell>
          <table:table-cell table:style-name="Table-45-11-8" table:number-columns-spanned="1" table:number-rows-spanned="1">
            <text:p text:style-name="바탕글"/>
          </table:table-cell>
          <table:table-cell table:style-name="Table-45-11-9" table:number-columns-spanned="1" table:number-rows-spanned="1">
            <text:p text:style-name="바탕글"/>
          </table:table-cell>
          <table:table-cell table:style-name="Table-45-11-10" table:number-columns-spanned="1" table:number-rows-spanned="1">
            <text:p text:style-name="바탕글"/>
          </table:table-cell>
        </table:table-row>
        <table:table-row>
          <table:table-cell table:style-name="Table-45-12-1" table:number-columns-spanned="1" table:number-rows-spanned="1">
            <text:p text:style-name="바탕글">사전 홍보/인플루언서 시딩</text:p>
          </table:table-cell>
          <table:table-cell table:style-name="Table-45-12-2" table:number-columns-spanned="1" table:number-rows-spanned="1">
            <text:p text:style-name="바탕글"/>
          </table:table-cell>
          <table:table-cell table:style-name="Table-45-12-3" table:number-columns-spanned="1" table:number-rows-spanned="1">
            <text:p text:style-name="바탕글"/>
          </table:table-cell>
          <table:table-cell table:style-name="Table-45-12-4" table:number-columns-spanned="1" table:number-rows-spanned="1">
            <text:p text:style-name="바탕글">■</text:p>
          </table:table-cell>
          <table:table-cell table:style-name="Table-45-12-5" table:number-columns-spanned="1" table:number-rows-spanned="1">
            <text:p text:style-name="바탕글">■</text:p>
          </table:table-cell>
          <table:table-cell table:style-name="Table-45-12-6" table:number-columns-spanned="1" table:number-rows-spanned="1">
            <text:p text:style-name="바탕글"/>
          </table:table-cell>
          <table:table-cell table:style-name="Table-45-12-7" table:number-columns-spanned="1" table:number-rows-spanned="1">
            <text:p text:style-name="바탕글"/>
          </table:table-cell>
          <table:table-cell table:style-name="Table-45-12-8" table:number-columns-spanned="1" table:number-rows-spanned="1">
            <text:p text:style-name="바탕글"/>
          </table:table-cell>
          <table:table-cell table:style-name="Table-45-12-9" table:number-columns-spanned="1" table:number-rows-spanned="1">
            <text:p text:style-name="바탕글"/>
          </table:table-cell>
        </table:table-row>
        <table:table-row>
          <table:table-cell table:style-name="Table-45-13-1" table:number-columns-spanned="1" table:number-rows-spanned="1">
            <text:p text:style-name="바탕글">오픈베타 광고 집행</text:p>
          </table:table-cell>
          <table:table-cell table:style-name="Table-45-13-2" table:number-columns-spanned="1" table:number-rows-spanned="1">
            <text:p text:style-name="바탕글"/>
          </table:table-cell>
          <table:table-cell table:style-name="Table-45-13-3" table:number-columns-spanned="1" table:number-rows-spanned="1">
            <text:p text:style-name="바탕글"/>
          </table:table-cell>
          <table:table-cell table:style-name="Table-45-13-4" table:number-columns-spanned="1" table:number-rows-spanned="1">
            <text:p text:style-name="바탕글"/>
          </table:table-cell>
          <table:table-cell table:style-name="Table-45-13-5" table:number-columns-spanned="1" table:number-rows-spanned="1">
            <text:p text:style-name="바탕글"/>
          </table:table-cell>
          <table:table-cell table:style-name="Table-45-13-6" table:number-columns-spanned="1" table:number-rows-spanned="1">
            <text:p text:style-name="바탕글"/>
          </table:table-cell>
          <table:table-cell table:style-name="Table-45-13-7" table:number-columns-spanned="1" table:number-rows-spanned="1">
            <text:p text:style-name="바탕글">■</text:p>
          </table:table-cell>
          <table:table-cell table:style-name="Table-45-13-8" table:number-columns-spanned="1" table:number-rows-spanned="1">
            <text:p text:style-name="바탕글">■</text:p>
          </table:table-cell>
          <table:table-cell table:style-name="Table-45-13-9" table:number-columns-spanned="1" table:number-rows-spanned="1">
            <text:p text:style-name="바탕글"/>
          </table:table-cell>
        </table:table-row>
        <table:table-row>
          <table:table-cell table:style-name="Table-45-14-1" table:number-columns-spanned="1" table:number-rows-spanned="3">
            <text:p text:style-name="바탕글">실증/
성과</text:p>
          </table:table-cell>
          <table:table-cell table:style-name="Table-45-14-2" table:number-columns-spanned="1" table:number-rows-spanned="1">
            <text:p text:style-name="바탕글">현장 실증 3건 수행</text:p>
          </table:table-cell>
          <table:table-cell table:style-name="Table-45-14-3" table:number-columns-spanned="1" table:number-rows-spanned="1">
            <text:p text:style-name="바탕글"/>
          </table:table-cell>
          <table:table-cell table:style-name="Table-45-14-4" table:number-columns-spanned="1" table:number-rows-spanned="1">
            <text:p text:style-name="바탕글"/>
          </table:table-cell>
          <table:table-cell table:style-name="Table-45-14-5" table:number-columns-spanned="1" table:number-rows-spanned="1">
            <text:p text:style-name="바탕글"/>
          </table:table-cell>
          <table:table-cell table:style-name="Table-45-14-6" table:number-columns-spanned="1" table:number-rows-spanned="1">
            <text:p text:style-name="바탕글"/>
          </table:table-cell>
          <table:table-cell table:style-name="Table-45-14-7" table:number-columns-spanned="1" table:number-rows-spanned="1">
            <text:p text:style-name="바탕글">■</text:p>
          </table:table-cell>
          <table:table-cell table:style-name="Table-45-14-8" table:number-columns-spanned="1" table:number-rows-spanned="1">
            <text:p text:style-name="바탕글">■</text:p>
          </table:table-cell>
          <table:table-cell table:style-name="Table-45-14-9" table:number-columns-spanned="1" table:number-rows-spanned="1">
            <text:p text:style-name="바탕글">■</text:p>
          </table:table-cell>
          <table:table-cell table:style-name="Table-45-14-10" table:number-columns-spanned="1" table:number-rows-spanned="1">
            <text:p text:style-name="바탕글"/>
          </table:table-cell>
        </table:table-row>
        <table:table-row>
          <table:table-cell table:style-name="Table-45-15-1" table:number-columns-spanned="1" table:number-rows-spanned="1">
            <text:p text:style-name="바탕글">IR 피칭 / 투자유치 활동</text:p>
          </table:table-cell>
          <table:table-cell table:style-name="Table-45-15-2" table:number-columns-spanned="1" table:number-rows-spanned="1">
            <text:p text:style-name="바탕글"/>
          </table:table-cell>
          <table:table-cell table:style-name="Table-45-15-3" table:number-columns-spanned="1" table:number-rows-spanned="1">
            <text:p text:style-name="바탕글"/>
          </table:table-cell>
          <table:table-cell table:style-name="Table-45-15-4" table:number-columns-spanned="1" table:number-rows-spanned="1">
            <text:p text:style-name="바탕글"/>
          </table:table-cell>
          <table:table-cell table:style-name="Table-45-15-5" table:number-columns-spanned="1" table:number-rows-spanned="1">
            <text:p text:style-name="바탕글"/>
          </table:table-cell>
          <table:table-cell table:style-name="Table-45-15-6" table:number-columns-spanned="1" table:number-rows-spanned="1">
            <text:p text:style-name="바탕글"/>
          </table:table-cell>
          <table:table-cell table:style-name="Table-45-15-7" table:number-columns-spanned="1" table:number-rows-spanned="1">
            <text:p text:style-name="바탕글"/>
          </table:table-cell>
          <table:table-cell table:style-name="Table-45-15-8" table:number-columns-spanned="1" table:number-rows-spanned="1">
            <text:p text:style-name="바탕글">■</text:p>
          </table:table-cell>
          <table:table-cell table:style-name="Table-45-15-9" table:number-columns-spanned="1" table:number-rows-spanned="1">
            <text:p text:style-name="바탕글">■</text:p>
          </table:table-cell>
        </table:table-row>
        <table:table-row>
          <table:table-cell table:style-name="Table-45-16-1" table:number-columns-spanned="1" table:number-rows-spanned="1">
            <text:p text:style-name="바탕글">최종 보고/결과물 제출</text:p>
          </table:table-cell>
          <table:table-cell table:style-name="Table-45-16-2" table:number-columns-spanned="1" table:number-rows-spanned="1">
            <text:p text:style-name="바탕글"/>
          </table:table-cell>
          <table:table-cell table:style-name="Table-45-16-3" table:number-columns-spanned="1" table:number-rows-spanned="1">
            <text:p text:style-name="바탕글"/>
          </table:table-cell>
          <table:table-cell table:style-name="Table-45-16-4" table:number-columns-spanned="1" table:number-rows-spanned="1">
            <text:p text:style-name="바탕글"/>
          </table:table-cell>
          <table:table-cell table:style-name="Table-45-16-5" table:number-columns-spanned="1" table:number-rows-spanned="1">
            <text:p text:style-name="바탕글"/>
          </table:table-cell>
          <table:table-cell table:style-name="Table-45-16-6" table:number-columns-spanned="1" table:number-rows-spanned="1">
            <text:p text:style-name="바탕글"/>
          </table:table-cell>
          <table:table-cell table:style-name="Table-45-16-7" table:number-columns-spanned="1" table:number-rows-spanned="1">
            <text:p text:style-name="바탕글"/>
          </table:table-cell>
          <table:table-cell table:style-name="Table-45-16-8" table:number-columns-spanned="1" table:number-rows-spanned="1">
            <text:p text:style-name="바탕글"/>
          </table:table-cell>
          <table:table-cell table:style-name="Table-45-16-9" table:number-columns-spanned="1" table:number-rows-spanned="1">
            <text:p text:style-name="바탕글">■</text:p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바탕글">150,000,000원
(4~9월, 개발 집중)</text:p>
          </table:table-cell>
          <table:table-cell table:style-name="Table-45-17-3" table:number-columns-spanned="4" table:number-rows-spanned="1">
            <text:p text:style-name="바탕글">73,000,000원
(10~11월, 실증/IR)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바탕글">중간보고서, AI 파이프라인 v1.0,
웹 플랫폼 베타 버전,
작가 모델 3종 이상</text:p>
          </table:table-cell>
          <table:table-cell table:style-name="Table-45-18-3" table:number-columns-spanned="4" table:number-rows-spanned="1">
            <text:p text:style-name="바탕글">최종보고서, ToonStyle AI 플랫폼 v1.0,
실증 사례 보고서 3건, 작가 모델 5종+,
IR 발표자료, 성과 사례집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바탕글">182,000,000</text:p>
          </table:table-cell>
          <table:table-cell table:style-name="Table-48-2-3" table:number-columns-spanned="2" table:number-rows-spanned="1">
            <text:p text:style-name="바탕글">18,000,000</text:p>
          </table:table-cell>
          <table:table-cell table:style-name="Table-48-2-4" table:number-columns-spanned="2" table:number-rows-spanned="1">
            <text:p text:style-name="바탕글">200,000,000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바탕글">18,000,000</text:p>
          </table:table-cell>
          <table:table-cell table:style-name="Table-48-3-3" table:number-columns-spanned="2" table:number-rows-spanned="1">
            <text:p text:style-name="바탕글">5,000,000</text:p>
          </table:table-cell>
          <table:table-cell table:style-name="Table-48-3-4" table:number-columns-spanned="2" table:number-rows-spanned="1">
            <text:p text:style-name="바탕글">23,000,000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바탕글">200,000,000</text:p>
          </table:table-cell>
          <table:table-cell table:style-name="Table-48-4-3" table:number-columns-spanned="1" table:number-rows-spanned="1">
            <text:p text:style-name="바탕글">(89.7%)</text:p>
          </table:table-cell>
          <table:table-cell table:style-name="Table-48-4-4" table:number-columns-spanned="1" table:number-rows-spanned="1">
            <text:p text:style-name="바탕글">23,000,000</text:p>
          </table:table-cell>
          <table:table-cell table:style-name="Table-48-4-5" table:number-columns-spanned="1" table:number-rows-spanned="1">
            <text:p text:style-name="바탕글">(10.3%)</text:p>
          </table:table-cell>
          <table:table-cell table:style-name="Table-48-4-6" table:number-columns-spanned="1" table:number-rows-spanned="1">
            <text:p text:style-name="바탕글">223,000,000</text:p>
          </table:table-cell>
          <table:table-cell table:style-name="Table-48-4-7" table:number-columns-spanned="1" table:number-rows-spanned="1">
            <text:p text:style-name="바탕글">(100%)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바탕글">105,000,000</text:p>
          </table:table-cell>
          <table:table-cell table:style-name="Table-49-3-4" table:number-columns-spanned="1" table:number-rows-spanned="2">
            <text:p text:style-name="바탕글">15,000,000</text:p>
          </table:table-cell>
          <table:table-cell table:style-name="Table-49-3-5" table:number-columns-spanned="1" table:number-rows-spanned="2">
            <text:p text:style-name="바탕글">120,000,000</text:p>
          </table:table-cell>
          <table:table-cell table:style-name="Table-49-3-6" table:number-columns-spanned="1" table:number-rows-spanned="2">
            <text:p text:style-name="바탕글">6,000,000</text:p>
          </table:table-cell>
          <table:table-cell table:style-name="Table-49-3-7" table:number-columns-spanned="1" table:number-rows-spanned="2">
            <text:p text:style-name="바탕글">2,000,000</text:p>
          </table:table-cell>
          <table:table-cell table:style-name="Table-49-3-8" table:number-columns-spanned="1" table:number-rows-spanned="2">
            <text:p text:style-name="바탕글">8,000,000</text:p>
          </table:table-cell>
          <table:table-cell table:style-name="Table-49-3-9" table:number-columns-spanned="1" table:number-rows-spanned="2">
            <text:p text:style-name="바탕글">128,000,000</text:p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바탕글"/>
          </table:table-cell>
          <table:table-cell table:style-name="Table-49-5-2" table:number-columns-spanned="1" table:number-rows-spanned="2">
            <text:p text:style-name="바탕글"/>
          </table:table-cell>
          <table:table-cell table:style-name="Table-49-5-3" table:number-columns-spanned="1" table:number-rows-spanned="2">
            <text:p text:style-name="바탕글"/>
          </table:table-cell>
          <table:table-cell table:style-name="Table-49-5-4" table:number-columns-spanned="1" table:number-rows-spanned="2">
            <text:p text:style-name="바탕글"/>
          </table:table-cell>
          <table:table-cell table:style-name="Table-49-5-5" table:number-columns-spanned="1" table:number-rows-spanned="2">
            <text:p text:style-name="바탕글"/>
          </table:table-cell>
          <table:table-cell table:style-name="Table-49-5-6" table:number-columns-spanned="1" table:number-rows-spanned="2">
            <text:p text:style-name="바탕글"/>
          </table:table-cell>
          <table:table-cell table:style-name="Table-49-5-7" table:number-columns-spanned="1" table:number-rows-spanned="2">
            <text:p text:style-name="바탕글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바탕글">5,000,000</text:p>
          </table:table-cell>
          <table:table-cell table:style-name="Table-49-7-2" table:number-columns-spanned="1" table:number-rows-spanned="2">
            <text:p text:style-name="바탕글"/>
          </table:table-cell>
          <table:table-cell table:style-name="Table-49-7-3" table:number-columns-spanned="1" table:number-rows-spanned="2">
            <text:p text:style-name="바탕글">5,000,000</text:p>
          </table:table-cell>
          <table:table-cell table:style-name="Table-49-7-4" table:number-columns-spanned="1" table:number-rows-spanned="2">
            <text:p text:style-name="바탕글">5,000,000</text:p>
          </table:table-cell>
          <table:table-cell table:style-name="Table-49-7-5" table:number-columns-spanned="1" table:number-rows-spanned="2">
            <text:p text:style-name="바탕글"/>
          </table:table-cell>
          <table:table-cell table:style-name="Table-49-7-6" table:number-columns-spanned="1" table:number-rows-spanned="2">
            <text:p text:style-name="바탕글">5,000,000</text:p>
          </table:table-cell>
          <table:table-cell table:style-name="Table-49-7-7" table:number-columns-spanned="1" table:number-rows-spanned="2">
            <text:p text:style-name="바탕글">10,000,000</text:p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바탕글"/>
          </table:table-cell>
          <table:table-cell table:style-name="Table-49-9-2" table:number-columns-spanned="1" table:number-rows-spanned="2">
            <text:p text:style-name="바탕글"/>
          </table:table-cell>
          <table:table-cell table:style-name="Table-49-9-3" table:number-columns-spanned="1" table:number-rows-spanned="2">
            <text:p text:style-name="바탕글"/>
          </table:table-cell>
          <table:table-cell table:style-name="Table-49-9-4" table:number-columns-spanned="1" table:number-rows-spanned="2">
            <text:p text:style-name="바탕글"/>
          </table:table-cell>
          <table:table-cell table:style-name="Table-49-9-5" table:number-columns-spanned="1" table:number-rows-spanned="2">
            <text:p text:style-name="바탕글"/>
          </table:table-cell>
          <table:table-cell table:style-name="Table-49-9-6" table:number-columns-spanned="1" table:number-rows-spanned="2">
            <text:p text:style-name="바탕글"/>
          </table:table-cell>
          <table:table-cell table:style-name="Table-49-9-7" table:number-columns-spanned="1" table:number-rows-spanned="2">
            <text:p text:style-name="바탕글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바탕글"/>
          </table:table-cell>
          <table:table-cell table:style-name="Table-49-11-2" table:number-columns-spanned="1" table:number-rows-spanned="1">
            <text:p text:style-name="바탕글"/>
          </table:table-cell>
          <table:table-cell table:style-name="Table-49-11-3" table:number-columns-spanned="1" table:number-rows-spanned="1">
            <text:p text:style-name="바탕글"/>
          </table:table-cell>
          <table:table-cell table:style-name="Table-49-11-4" table:number-columns-spanned="1" table:number-rows-spanned="1">
            <text:p text:style-name="바탕글"/>
          </table:table-cell>
          <table:table-cell table:style-name="Table-49-11-5" table:number-columns-spanned="1" table:number-rows-spanned="1">
            <text:p text:style-name="바탕글"/>
          </table:table-cell>
          <table:table-cell table:style-name="Table-49-11-6" table:number-columns-spanned="1" table:number-rows-spanned="1">
            <text:p text:style-name="바탕글"/>
          </table:table-cell>
          <table:table-cell table:style-name="Table-49-11-7" table:number-columns-spanned="1" table:number-rows-spanned="1">
            <text:p text:style-name="바탕글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바탕글">10,000,000</text:p>
          </table:table-cell>
          <table:table-cell table:style-name="Table-49-12-3" table:number-columns-spanned="1" table:number-rows-spanned="1">
            <text:p text:style-name="바탕글"/>
          </table:table-cell>
          <table:table-cell table:style-name="Table-49-12-4" table:number-columns-spanned="1" table:number-rows-spanned="1">
            <text:p text:style-name="바탕글">10,000,000</text:p>
          </table:table-cell>
          <table:table-cell table:style-name="Table-49-12-5" table:number-columns-spanned="1" table:number-rows-spanned="1">
            <text:p text:style-name="바탕글"/>
          </table:table-cell>
          <table:table-cell table:style-name="Table-49-12-6" table:number-columns-spanned="1" table:number-rows-spanned="1">
            <text:p text:style-name="바탕글"/>
          </table:table-cell>
          <table:table-cell table:style-name="Table-49-12-7" table:number-columns-spanned="1" table:number-rows-spanned="1">
            <text:p text:style-name="바탕글"/>
          </table:table-cell>
          <table:table-cell table:style-name="Table-49-12-8" table:number-columns-spanned="1" table:number-rows-spanned="1">
            <text:p text:style-name="바탕글">10,000,000</text:p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바탕글">40,000,000</text:p>
          </table:table-cell>
          <table:table-cell table:style-name="Table-49-13-3" table:number-columns-spanned="1" table:number-rows-spanned="1">
            <text:p text:style-name="바탕글"/>
          </table:table-cell>
          <table:table-cell table:style-name="Table-49-13-4" table:number-columns-spanned="1" table:number-rows-spanned="1">
            <text:p text:style-name="바탕글">40,000,000</text:p>
          </table:table-cell>
          <table:table-cell table:style-name="Table-49-13-5" table:number-columns-spanned="1" table:number-rows-spanned="1">
            <text:p text:style-name="바탕글">2,000,000</text:p>
          </table:table-cell>
          <table:table-cell table:style-name="Table-49-13-6" table:number-columns-spanned="1" table:number-rows-spanned="1">
            <text:p text:style-name="바탕글"/>
          </table:table-cell>
          <table:table-cell table:style-name="Table-49-13-7" table:number-columns-spanned="1" table:number-rows-spanned="1">
            <text:p text:style-name="바탕글">2,000,000</text:p>
          </table:table-cell>
          <table:table-cell table:style-name="Table-49-13-8" table:number-columns-spanned="1" table:number-rows-spanned="1">
            <text:p text:style-name="바탕글">42,000,000</text:p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바탕글">15,000,000</text:p>
          </table:table-cell>
          <table:table-cell table:style-name="Table-49-14-3" table:number-columns-spanned="1" table:number-rows-spanned="1">
            <text:p text:style-name="바탕글"/>
          </table:table-cell>
          <table:table-cell table:style-name="Table-49-14-4" table:number-columns-spanned="1" table:number-rows-spanned="1">
            <text:p text:style-name="바탕글">15,000,000</text:p>
          </table:table-cell>
          <table:table-cell table:style-name="Table-49-14-5" table:number-columns-spanned="1" table:number-rows-spanned="1">
            <text:p text:style-name="바탕글"/>
          </table:table-cell>
          <table:table-cell table:style-name="Table-49-14-6" table:number-columns-spanned="1" table:number-rows-spanned="1">
            <text:p text:style-name="바탕글"/>
          </table:table-cell>
          <table:table-cell table:style-name="Table-49-14-7" table:number-columns-spanned="1" table:number-rows-spanned="1">
            <text:p text:style-name="바탕글"/>
          </table:table-cell>
          <table:table-cell table:style-name="Table-49-14-8" table:number-columns-spanned="1" table:number-rows-spanned="1">
            <text:p text:style-name="바탕글">15,000,000</text:p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바탕글">7,000,000</text:p>
          </table:table-cell>
          <table:table-cell table:style-name="Table-49-15-3" table:number-columns-spanned="1" table:number-rows-spanned="1">
            <text:p text:style-name="바탕글">3,000,000</text:p>
          </table:table-cell>
          <table:table-cell table:style-name="Table-49-15-4" table:number-columns-spanned="1" table:number-rows-spanned="1">
            <text:p text:style-name="바탕글">10,000,000</text:p>
          </table:table-cell>
          <table:table-cell table:style-name="Table-49-15-5" table:number-columns-spanned="1" table:number-rows-spanned="1">
            <text:p text:style-name="바탕글">5,000,000</text:p>
          </table:table-cell>
          <table:table-cell table:style-name="Table-49-15-6" table:number-columns-spanned="1" table:number-rows-spanned="1">
            <text:p text:style-name="바탕글">3,000,000</text:p>
          </table:table-cell>
          <table:table-cell table:style-name="Table-49-15-7" table:number-columns-spanned="1" table:number-rows-spanned="1">
            <text:p text:style-name="바탕글">8,000,000</text:p>
          </table:table-cell>
          <table:table-cell table:style-name="Table-49-15-8" table:number-columns-spanned="1" table:number-rows-spanned="1">
            <text:p text:style-name="바탕글">18,000,000</text:p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바탕글">182,000,000</text:p>
          </table:table-cell>
          <table:table-cell table:style-name="Table-49-16-3" table:number-columns-spanned="1" table:number-rows-spanned="1">
            <text:p text:style-name="바탕글">18,000,000</text:p>
          </table:table-cell>
          <table:table-cell table:style-name="Table-49-16-4" table:number-columns-spanned="1" table:number-rows-spanned="1">
            <text:p text:style-name="바탕글">200,000,000</text:p>
          </table:table-cell>
          <table:table-cell table:style-name="Table-49-16-5" table:number-columns-spanned="1" table:number-rows-spanned="1">
            <text:p text:style-name="바탕글">18,000,000</text:p>
          </table:table-cell>
          <table:table-cell table:style-name="Table-49-16-6" table:number-columns-spanned="1" table:number-rows-spanned="1">
            <text:p text:style-name="바탕글">5,000,000</text:p>
          </table:table-cell>
          <table:table-cell table:style-name="Table-49-16-7" table:number-columns-spanned="1" table:number-rows-spanned="1">
            <text:p text:style-name="바탕글">23,000,000</text:p>
          </table:table-cell>
          <table:table-cell table:style-name="Table-49-16-8" table:number-columns-spanned="1" table:number-rows-spanned="1">
            <text:p text:style-name="바탕글">223,000,0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